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.5499992370605pt" fo:font-weight="bold" style:font-size-asian="32pt" style:font-weight-asian="bold" style:font-size-complex="36.549999237060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7.3999996185303pt" fo:font-weight="bold" officeooo:rsid="000637f5" officeooo:paragraph-rsid="000637f5" style:font-size-asian="24pt" style:font-weight-asian="bold" style:font-size-complex="27.399999618530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637f5" officeooo:paragraph-rsid="000637f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o Language Specification</text:p>
      <text:p text:style-name="P1"/>
      <text:p text:style-name="P1"/>
      <text:p text:style-name="P5">Preface</text:p>
      <text:p text:style-name="P6">The language name “Expresso” is coined as a mix of “Espresso” and “expressive”, meaning that it's easy for programmers to write a code in it like you're saying “I can write a code while I'm having a cup of Espresso” and that it's highly expressive.</text:p>
      <text:p text:style-name="P2"/>
      <text:p text:style-name="P2"/>
      <text:p text:style-name="P2"/>
      <text:p text:style-name="P2"/>
      <text:p text:style-name="P2"/>
      <text:p text:style-name="P2"/>
      <text:p text:style-name="P2">In the context of the programming language ”Expresso”, equality and equivalence refer to different concepts. Here are the definitions of the terms.</text:p>
      <text:p text:style-name="P2">Equality:</text:p>
      <text:p text:style-name="P3">assume there are objects a and b, <text:s/>and if both are primitive types such as int, long etc. then a and b are considered to be equal when and only when both have the same value. If both a and b are class instances then a and b are considered to be equal when and only when both have exactly the same structure. If a and b are </text:p>
      <text:p text:style-name="P3"/>
      <text:p text:style-name="P4">Equivalence:</text:p>
      <text:p text:style-name="P3"/>
      <text:p text:style-name="P3"/>
      <text:p text:style-name="P3"/>
      <text:p text:style-name="P4">When you define a type, think twice before implementing equality test. That is, whether instances of that class are supposed to be equal based on equality or equivalence.</text:p>
      <text:p text:style-name="P4"/>
      <text:p text:style-name="P4"/>
      <text:p text:style-name="P4">In Expresso, all subroutines reside in a module or a class. We call the former a function and the latter a method. And as such all subroutines in Expresso takes a so-called “this” argument as the first argument.</text:p>
      <text:p text:style-name="P4"/>
      <text:p text:style-name="P4">The functions and methods in Expresso are first-class objects, which means any functions and methods can be bound to a variable and called in other contexts than the ones in which they are defined(but not every context can succeed the call where the call causes a runtime exception if the context is not suitable for the subroutine).</text:p>
      <text:p text:style-name="P4"/>
      <text:p text:style-name="P4"><text:soft-page-break/>Since Expresso is a strongly-typed programming language, variables bound to function objects , too, have types and they are defined like the function signa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family="TakaoPGothic" style:font-family-generic="swiss" style:font-pitch="variable" fo:font-size="14pt" style:font-name-asian="TakaoPGothic1" style:font-family-asian="TakaoPGothic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uta </meta:initial-creator>
    <meta:creation-date>2012-12-30T15:31:24</meta:creation-date>
    <dc:date>2014-03-21T15:32:47.316240372</dc:date>
    <dc:creator>hazama </dc:creator>
    <meta:editing-duration>PT9H55M59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2" meta:paragraph-count="11" meta:word-count="288" meta:character-count="1652" meta:non-whitespace-character-count="1372"/>
  </office:meta>
</office:document-meta>
</file>